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41.9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3.733cm"/>
    </style:style>
    <style:style style:name="co4" style:family="table-column">
      <style:table-column-properties fo:break-before="auto" style:column-width="4.554cm"/>
    </style:style>
    <style:style style:name="co5" style:family="table-column">
      <style:table-column-properties fo:break-before="auto" style:column-width="2.836cm"/>
    </style:style>
    <style:style style:name="co6" style:family="table-column">
      <style:table-column-properties fo:break-before="auto" style:column-width="24.278cm"/>
    </style:style>
    <style:style style:name="co7" style:family="table-column">
      <style:table-column-properties fo:break-before="auto" style:column-width="5.461cm"/>
    </style:style>
    <style:style style:name="co8" style:family="table-column">
      <style:table-column-properties fo:break-before="auto" style:column-width="6.092cm"/>
    </style:style>
    <style:style style:name="co9" style:family="table-column">
      <style:table-column-properties fo:break-before="auto" style:column-width="3.459cm"/>
    </style:style>
    <style:style style:name="co10" style:family="table-column">
      <style:table-column-properties fo:break-before="auto" style:column-width="13.82cm"/>
    </style:style>
    <style:style style:name="co11" style:family="table-column">
      <style:table-column-properties fo:break-before="auto" style:column-width="5.211cm"/>
    </style:style>
    <style:style style:name="co12" style:family="table-column">
      <style:table-column-properties fo:break-before="auto" style:column-width="30.93cm"/>
    </style:style>
    <style:style style:name="co13" style:family="table-column">
      <style:table-column-properties fo:break-before="auto" style:column-width="8.534cm"/>
    </style:style>
    <style:style style:name="co14" style:family="table-column">
      <style:table-column-properties fo:break-before="auto" style:column-width="17.002cm"/>
    </style:style>
    <style:style style:name="co15" style:family="table-column">
      <style:table-column-properties fo:break-before="auto" style:column-width="5.345cm"/>
    </style:style>
    <style:style style:name="co16" style:family="table-column">
      <style:table-column-properties fo:break-before="auto" style:column-width="7.121cm"/>
    </style:style>
    <style:style style:name="co17" style:family="table-column">
      <style:table-column-properties fo:break-before="auto" style:column-width="5.711cm"/>
    </style:style>
    <style:style style:name="co18" style:family="table-column">
      <style:table-column-properties fo:break-before="auto" style:column-width="22.269cm"/>
    </style:style>
    <style:style style:name="co19" style:family="table-column">
      <style:table-column-properties fo:break-before="auto" style:column-width="5.673cm"/>
    </style:style>
    <style:style style:name="co20" style:family="table-column">
      <style:table-column-properties fo:break-before="auto" style:column-width="6.562cm"/>
    </style:style>
    <style:style style:name="co21" style:family="table-column">
      <style:table-column-properties fo:break-before="auto" style:column-width="5.519cm"/>
    </style:style>
    <style:style style:name="co22" style:family="table-column">
      <style:table-column-properties fo:break-before="auto" style:column-width="15.002cm"/>
    </style:style>
    <style:style style:name="co23" style:family="table-column">
      <style:table-column-properties fo:break-before="auto" style:column-width="5.364cm"/>
    </style:style>
    <style:style style:name="co24" style:family="table-column">
      <style:table-column-properties fo:break-before="auto" style:column-width="6.29cm"/>
    </style:style>
    <style:style style:name="co25" style:family="table-column">
      <style:table-column-properties fo:break-before="auto" style:column-width="4.477cm"/>
    </style:style>
    <style:style style:name="co26" style:family="table-column">
      <style:table-column-properties fo:break-before="auto" style:column-width="10.151cm"/>
    </style:style>
    <style:style style:name="co27" style:family="table-column">
      <style:table-column-properties fo:break-before="auto" style:column-width="5.48cm"/>
    </style:style>
    <style:style style:name="co28" style:family="table-column">
      <style:table-column-properties fo:break-before="auto" style:column-width="11.582cm"/>
    </style:style>
    <style:style style:name="co29" style:family="table-column">
      <style:table-column-properties fo:break-before="auto" style:column-width="3.353cm"/>
    </style:style>
    <style:style style:name="co30" style:family="table-column">
      <style:table-column-properties fo:break-before="auto" style:column-width="3.141cm"/>
    </style:style>
    <style:style style:name="co31" style:family="table-column">
      <style:table-column-properties fo:break-before="auto" style:column-width="5.987cm"/>
    </style:style>
    <style:style style:name="co32" style:family="table-column">
      <style:table-column-properties fo:break-before="auto" style:column-width="3.036cm"/>
    </style:style>
    <style:style style:name="co33" style:family="table-column">
      <style:table-column-properties fo:break-before="auto" style:column-width="3.438cm"/>
    </style:style>
    <style:style style:name="co34" style:family="table-column">
      <style:table-column-properties fo:break-before="auto" style:column-width="6.793cm"/>
    </style:style>
    <style:style style:name="ro1" style:family="table-row">
      <style:table-row-properties style:row-height="1.251cm" fo:break-before="auto" style:use-optimal-row-height="true"/>
    </style:style>
    <style:style style:name="ro2" style:family="table-row">
      <style:table-row-properties style:row-height="1.194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14.386cm" fo:break-before="auto" style:use-optimal-row-height="false"/>
    </style:style>
    <style:style style:name="ro5" style:family="table-row">
      <style:table-row-properties style:row-height="15.556cm" fo:break-before="auto" style:use-optimal-row-height="true"/>
    </style:style>
    <style:style style:name="ro6" style:family="table-row">
      <style:table-row-properties style:row-height="9.456cm" fo:break-before="auto" style:use-optimal-row-height="true"/>
    </style:style>
    <style:style style:name="ro7" style:family="table-row">
      <style:table-row-properties style:row-height="7.098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984cm" fo:break-before="auto" style:use-optimal-row-height="false"/>
    </style:style>
    <style:style style:name="ro10" style:family="table-row">
      <style:table-row-properties style:row-height="1.062cm" fo:break-before="auto" style:use-optimal-row-height="false"/>
    </style:style>
    <style:style style:name="ro11" style:family="table-row">
      <style:table-row-properties style:row-height="1.737cm" fo:break-before="auto" style:use-optimal-row-height="true"/>
    </style:style>
    <style:style style:name="ro12" style:family="table-row">
      <style:table-row-properties style:row-height="2.738cm" fo:break-before="auto" style:use-optimal-row-height="false"/>
    </style:style>
    <style:style style:name="ro13" style:family="table-row">
      <style:table-row-properties style:row-height="6.659cm" fo:break-before="auto" style:use-optimal-row-height="false"/>
    </style:style>
    <style:style style:name="ro14" style:family="table-row">
      <style:table-row-properties style:row-height="3.438cm" fo:break-before="auto" style:use-optimal-row-height="true"/>
    </style:style>
    <style:style style:name="ro15" style:family="table-row">
      <style:table-row-properties style:row-height="1.584cm" fo:break-before="auto" style:use-optimal-row-height="true"/>
    </style:style>
    <style:style style:name="ro16" style:family="table-row">
      <style:table-row-properties style:row-height="2.295cm" fo:break-before="auto" style:use-optimal-row-height="true"/>
    </style:style>
    <style:style style:name="ro17" style:family="table-row">
      <style:table-row-properties style:row-height="4.694cm" fo:break-before="auto" style:use-optimal-row-height="true"/>
    </style:style>
    <style:style style:name="ro18" style:family="table-row">
      <style:table-row-properties style:row-height="4.983cm" fo:break-before="auto" style:use-optimal-row-height="true"/>
    </style:style>
    <style:style style:name="ro19" style:family="table-row">
      <style:table-row-properties style:row-height="1.445cm" fo:break-before="auto" style:use-optimal-row-height="true"/>
    </style:style>
    <style:style style:name="ro20" style:family="table-row">
      <style:table-row-properties style:row-height="0.893cm" fo:break-before="auto" style:use-optimal-row-height="true"/>
    </style:style>
    <style:style style:name="ro21" style:family="table-row">
      <style:table-row-properties style:row-height="1.462cm" fo:break-before="auto" style:use-optimal-row-height="true"/>
    </style:style>
    <style:style style:name="ro22" style:family="table-row">
      <style:table-row-properties style:row-height="2.995cm" fo:break-before="auto" style:use-optimal-row-height="true"/>
    </style:style>
    <style:style style:name="ro23" style:family="table-row">
      <style:table-row-properties style:row-height="1.887cm" fo:break-before="auto" style:use-optimal-row-height="false"/>
    </style:style>
    <style:style style:name="ro24" style:family="table-row">
      <style:table-row-properties style:row-height="2.588cm" fo:break-before="auto" style:use-optimal-row-height="true"/>
    </style:style>
    <style:style style:name="ro25" style:family="table-row">
      <style:table-row-properties style:row-height="4.288cm" fo:break-before="auto" style:use-optimal-row-height="true"/>
    </style:style>
    <style:style style:name="ro26" style:family="table-row">
      <style:table-row-properties style:row-height="0.827cm" fo:break-before="auto" style:use-optimal-row-height="false"/>
    </style:style>
    <style:style style:name="ro27" style:family="table-row">
      <style:table-row-properties style:row-height="12.815cm" fo:break-before="auto" style:use-optimal-row-height="true"/>
    </style:style>
    <style:style style:name="ro28" style:family="table-row">
      <style:table-row-properties style:row-height="3.0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8pt" style:font-size-asian="28pt" style:font-size-complex="28pt"/>
    </style:style>
    <style:style style:name="ce19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20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21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23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24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38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26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11" style:family="table-cell" style:parent-style-name="Default">
      <style:table-cell-properties style:vertical-align="middle"/>
      <style:text-properties fo:color="#c9211e" fo:font-size="18pt" style:font-name-asian="微軟正黑體" style:font-size-asian="18pt" style:font-size-complex="18pt"/>
    </style:style>
    <style:style style:name="ce40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28" style:family="table-cell" style:parent-style-name="Default">
      <style:text-properties fo:font-size="18pt" style:font-name-asian="微軟正黑體" style:font-size-asian="18pt" style:font-size-complex="18pt"/>
    </style:style>
    <style:style style:name="ce42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30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43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44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46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47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48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49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50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c9211e"/>
    </style:style>
    <style:style style:name="T2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5" style:family="text">
      <style:text-properties fo:color="#ff0000"/>
    </style:style>
    <style:style style:name="T6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8" style:family="text">
      <style:text-properties fo:color="#000000"/>
    </style:style>
    <style:style style:name="T9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0" style:family="text">
      <style:text-properties fo:color="#008000"/>
    </style:style>
    <style:style style:name="T11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17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備註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calcext:value-type="string">
            <text:p>標籤機DT-2205驅動 如果紙張設定太小 <text:span text:style-name="T1">會導致無法列印(紅燈閃爍)</text:span> 所以在JSON設定要特別小心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標籤機DT-2205 / Godex DT2x 驅動 的<text:span text:style-name="T1">喜好設定</text:span>內的<text:span text:style-name="T1">標籤樣式</text:span>有定義紙張<text:span text:style-name="T1">間隔高度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熱敏感應80mm Series Printer印表驅動 紙張大小設定錯誤 <text:span text:style-name="T1">不會造成設備當機</text:span></text:p>
          </table:table-cell>
          <table:table-cell table:number-columns-repeated="16383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00.檔案基本格式" table:style-name="ta1">
        <table:table-column table:style-name="co3" table:default-cell-style-name="ce19"/>
        <table:table-column table:style-name="co2" table:number-columns-repeated="16383" table:default-cell-style-name="ce19"/>
        <table:table-row table:style-name="ro3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4">
          <table:table-cell table:style-name="ce20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5">
          <table:table-cell table:style-name="ce20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6">
          <table:table-cell table:style-name="ce20" office:value-type="string" calcext:value-type="string">
            <text:p>元件基本參數 JSON </text:p>
            <text:p><text:span text:style-name="T2">,</text:span></text:p>
            <text:p><text:tab/><text:tab/><text:span text:style-name="T2">{</text:span></text:p>
            <text:p><text:tab/><text:tab/><text:tab/><text:span text:style-name="T2">"ElementType":"",</text:span></text:p>
            <text:p><text:tab/><text:tab/><text:tab/><text:span text:style-name="T2">"X":0,</text:span></text:p>
            <text:p><text:tab/><text:tab/><text:tab/><text:span text:style-name="T2">"Y":0,</text:span></text:p>
            <text:p><text:tab/><text:tab/><text:tab/><text:span text:style-name="T2">"X_Alignment":"X",</text:span></text:p>
            <text:p><text:tab/><text:tab/><text:tab/><text:span text:style-name="T2">"Y_Alignment":"Increment",</text:span></text:p>
            <text:p><text:tab/><text:tab/><text:tab/><text:span text:style-name="T2">"Width":-1,</text:span></text:p>
            <text:p><text:tab/><text:tab/><text:tab/><text:span text:style-name="T2">"Height":-1,</text:span></text:p>
            <text:p><text:tab/><text:tab/><text:tab/><text:span text:style-name="T2">"Content":"",</text:span></text:p>
            <text:p><text:tab/><text:tab/><text:span text:style-name="T2">}</text:span></text:p>
            <text:p/>
          </table:table-cell>
          <table:table-cell table:number-columns-repeated="16383"/>
        </table:table-row>
        <table:table-row table:style-name="ro7">
          <table:table-cell table:style-name="ce20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3" table:number-rows-repeated="104857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01.元件基礎參數" table:style-name="ta1"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Default"/>
        <table:table-column table:style-name="co2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19" office:value-type="string" calcext:value-type="string">
            <text:p>程式處理優先順序</text:p>
          </table:table-cell>
          <table:table-cell/>
        </table:table-row>
        <table:table-row table:style-name="ro9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20" office:value-type="string" calcext:value-type="string">
            <text:p>放置在頁面的座標X (pixel)</text:p>
          </table:table-cell>
          <table:table-cell table:style-name="ce19" office:value-type="float" office:value="4" calcext:value-type="float">
            <text:p>4</text:p>
          </table:table-cell>
          <table:table-cell/>
        </table:table-row>
        <table:table-row table:style-name="ro10">
          <table:table-cell office:value-type="string" calcext:value-type="string">
            <text:p>Y</text:p>
          </table:table-cell>
          <table:table-cell table:style-name="ce21" office:value-type="string" calcext:value-type="string">
            <text:p>double</text:p>
          </table:table-cell>
          <table:table-cell table:style-name="ce20" office:value-type="string" calcext:value-type="string">
            <text:p>放置在頁面的座標Y (pixel)</text:p>
          </table:table-cell>
          <table:table-cell table:style-name="ce19" office:value-type="float" office:value="5" calcext:value-type="float">
            <text:p>5</text:p>
          </table:table-cell>
          <table:table-cell/>
        </table:table-row>
        <table:table-row table:style-name="ro11">
          <table:table-cell office:value-type="string" calcext:value-type="string">
            <text:p>Width</text:p>
          </table:table-cell>
          <table:table-cell table:style-name="ce21" office:value-type="string" calcext:value-type="string">
            <text:p>double</text:p>
          </table:table-cell>
          <table:table-cell table:style-name="ce20" office:value-type="string" calcext:value-type="string">
            <text:p>元件寬度 (pixel)</text:p>
            <text:p><text:span text:style-name="T3">     </text:span><text:span text:style-name="T4">-1 (*) : 不確定</text:span></text:p>
          </table:table-cell>
          <table:table-cell table:style-name="ce19" office:value-type="float" office:value="6" calcext:value-type="float">
            <text:p>6</text:p>
          </table:table-cell>
          <table:table-cell/>
        </table:table-row>
        <table:table-row table:style-name="ro11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20" office:value-type="string" calcext:value-type="string">
            <text:p>元件高度 (pixel)</text:p>
            <text:p>     <text:span text:style-name="T5">-1 (*) : 不確定</text:span></text:p>
          </table:table-cell>
          <table:table-cell table:style-name="ce19" office:value-type="float" office:value="7" calcext:value-type="float">
            <text:p>7</text:p>
          </table:table-cell>
          <table:table-cell/>
        </table:table-row>
        <table:table-row table:style-name="ro12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<text:span text:style-name="T6">變數名稱對應資料集 </text:span><text:span text:style-name="T7">~ 正則表達式分析</text:span></text:p>
            <text:p><text:span text:style-name="T2">EX: "{$Name};{$Age}" </text:span></text:p>
            <text:p><text:span text:style-name="T2">"{$Name}" </text:span></text:p>
          </table:table-cell>
          <table:table-cell table:style-name="ce19" office:value-type="float" office:value="8" calcext:value-type="float">
            <text:p>8</text:p>
          </table:table-cell>
          <table:table-cell/>
        </table:table-row>
        <table:table-row table:style-name="ro13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元件類型:</text:p>
            <text:p>01.Page</text:p>
            <text:p><text:span text:style-name="T8">02.Text</text:span></text:p>
            <text:p><text:span text:style-name="T8">03.QrCode</text:span></text:p>
            <text:p><text:span text:style-name="T8">04.BarCode</text:span></text:p>
            <text:p><text:span text:style-name="T8">05.Image</text:span></text:p>
            <text:p><text:span text:style-name="T8">06.Table</text:span></text:p>
            <text:p><text:span text:style-name="T3">07.Block</text:span></text:p>
            <text:p><text:span text:style-name="T3">08.Rows</text:span></text:p>
          </table:table-cell>
          <table:table-cell table:style-name="ce19" office:value-type="float" office:value="3" calcext:value-type="float">
            <text:p>3</text:p>
          </table:table-cell>
          <table:table-cell/>
        </table:table-row>
        <table:table-row table:style-name="ro14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元件X軸定位方式:</text:p>
            <text:p><text:span text:style-name="T2">X(*)              </text:span><text:span text:style-name="T9">[讀取目前元件X值]</text:span></text:p>
            <text:p><text:span text:style-name="T2">Right            </text:span><text:span text:style-name="T9">[靠右]</text:span></text:p>
            <text:p><text:span text:style-name="T2">Center          </text:span><text:span text:style-name="T9">[置中]</text:span>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4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元件Y軸定位方式:</text:p>
            <text:p><text:span text:style-name="T2">Y (*)                         </text:span><text:span text:style-name="T9">[讀取目前元件Y值]</text:span></text:p>
            <text:p><text:span text:style-name="T3">Increment : 遞增      </text:span><text:span text:style-name="T9"> [垂直排列 ~ 目前Y = 前一元件的Y + 前一元件的Height + 1</text:span><text:span text:style-name="T10">]</text:span></text:p>
            <text:p><text:span text:style-name="T3">Element : 前一元件  </text:span><text:span text:style-name="T9">[橫向排列 ~ 目前Y = </text:span><text:span text:style-name="T11">前一個元件Y]</text:span></text:p>
          </table:table-cell>
          <table:table-cell table:style-name="ce19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23" office:value-type="string" calcext:value-type="string">
            <text:p>元件顯示順序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string" calcext:value-type="string">
            <text:p>排序</text:p>
          </table:table-cell>
        </table:table-row>
        <table:table-row table:style-name="ro3" table:number-rows-repeated="1048565">
          <table:table-cell table:number-columns-repeated="5"/>
        </table:table-row>
        <table:table-row table:style-name="ro8">
          <table:table-cell table:number-columns-repeated="5"/>
        </table:table-row>
      </table:table>
      <table:table table:name="Page" table:style-name="ta1"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Default"/>
        <table:table-column table:style-name="co12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19" office:value-type="string" calcext:value-type="string">
            <text:p>程式處理優先順序</text:p>
          </table:table-cell>
          <table:table-cell table:style-name="ce28" office:value-type="string" calcext:value-type="string">
            <text:p>其他資訊</text:p>
          </table:table-cell>
        </table:table-row>
        <table:table-row table:style-name="ro15">
          <table:table-cell table:style-name="ce38"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40" office:value-type="string" calcext:value-type="string">
            <text:p>紙張間距(貼紙)</text:p>
            <text:p>0 (*)</text:p>
          </table:table-cell>
          <table:table-cell table:style-name="ce28"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28" office:value-type="float" office:value="16" calcext:value-type="float">
            <text:p>16</text:p>
          </table:table-cell>
          <table:table-cell/>
        </table:table-row>
        <table:table-row table:style-name="ro16">
          <table:table-cell table:style-name="ce38" office:value-type="string" calcext:value-type="string">
            <text:p>Rotation</text:p>
          </table:table-cell>
          <table:table-cell table:style-name="ce21" office:value-type="string" calcext:value-type="string">
            <text:p>int</text:p>
          </table:table-cell>
          <table:table-cell table:style-name="ce20" office:value-type="string" calcext:value-type="string">
            <text:p>順時針旋轉角度</text:p>
            <text:p>0 (*)</text:p>
            <text:p>180</text:p>
          </table:table-cell>
          <table:table-cell table:style-name="ce28" office:value-type="float" office:value="13" calcext:value-type="float">
            <text:p>13</text:p>
          </table:table-cell>
          <table:table-cell/>
        </table:table-row>
        <table:table-row table:style-name="ro17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20" office:value-type="string" calcext:value-type="string">
            <text:p>不同印表機繪圖指令縮放比例</text:p>
            <text:p>1 (*)  <text:span text:style-name="T1">203dpi</text:span></text:p>
          </table:table-cell>
          <table:table-cell table:style-name="ce28" office:value-type="float" office:value="14" calcext:value-type="float">
            <text:p>14</text:p>
          </table:table-cell>
          <table:table-cell table:style-name="ce20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18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28" office:value-type="float" office:value="15" calcext:value-type="float">
            <text:p>15</text:p>
          </table:table-cell>
          <table:table-cell table:style-name="ce42" office:value-type="string" calcext:value-type="string">
            <text:p><text:span text:style-name="T3">四倍字 : </text:span><text:span text:style-name="T12">new Font("新細明體",40) ; </text:span><text:span text:style-name="T13">Height =13mm</text:span></text:p>
            <text:p><text:span text:style-name="T3">雙倍字</text:span><text:span text:style-name="T14"> : </text:span><text:span text:style-name="T15">new Font("新細明體",28) ; </text:span><text:span text:style-name="T16">Height =11mm</text:span></text:p>
            <text:p><text:span text:style-name="T3">單倍字 : </text:span><text:span text:style-name="T12">new Font("新細明體", 13) ; </text:span><text:span text:style-name="T13">Height =5mm</text:span></text:p>
            <text:p><text:span text:style-name="T3">一般字 : </text:span><text:span text:style-name="T12">new Font("新細明體", 9) ; </text:span></text:p>
            <text:p>---------------------------------------------------</text:p>
            <text:p><text:span text:style-name="T3">電子發票標題 : </text:span><text:span text:style-name="T12">new Font("新細明體", 16) ; </text:span><text:span text:style-name="T13">Height =6mm</text:span></text:p>
          </table:table-cell>
        </table:table-row>
        <table:table-row table:style-name="ro19">
          <table:table-cell table:style-name="ce38"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Y</text:p>
            <text:p>N (*)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蜂鳴器<text:span text:style-name="T5"> (額外送ESC 指令) </text:span></text:p>
          </table:table-cell>
        </table:table-row>
        <table:table-row table:style-name="ro19">
          <table:table-cell table:style-name="ce38"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Y</text:p>
            <text:p>N (*)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外接蜂鳴器<text:span text:style-name="T5"> (額外送ESC 指令)</text:span></text:p>
          </table:table-cell>
        </table:table-row>
        <table:table-row table:style-name="ro20">
          <table:table-cell table:style-name="ce38"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<text:span text:style-name="T3">存放蜂鳴器</text:span>指令碼</text:p>
          </table:table-cell>
        </table:table-row>
        <table:table-row table:style-name="ro20">
          <table:table-cell table:style-name="ce38"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19" office:value-type="float" office:value="11" calcext:value-type="float">
            <text:p>11</text:p>
          </table:table-cell>
          <table:table-cell table:style-name="ce28" office:value-type="string" calcext:value-type="string">
            <text:p><text:span text:style-name="T3">存放外接</text:span>蜂鳴器指令碼</text:p>
          </table:table-cell>
        </table:table-row>
        <table:table-row table:style-name="ro19">
          <table:table-cell table:style-name="ce26" office:value-type="string" calcext:value-type="string">
            <text:p>PrintMode</text:p>
          </table:table-cell>
          <table:table-cell table:style-name="ce26" office:value-type="string" calcext:value-type="string">
            <text:p>String</text:p>
          </table:table-cell>
          <table:table-cell table:style-name="ce40" office:value-type="string" calcext:value-type="string">
            <text:p><text:span text:style-name="T3">""(*)</text:span></text:p>
            <text:p><text:span text:style-name="T2">"SingleProduct"</text:span>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單一列印 / 一菜一切</text:p>
          </table:table-cell>
        </table:table-row>
        <table:table-row table:style-name="ro21">
          <table:table-cell table:style-name="ce11" office:value-type="string" calcext:value-type="string">
            <text:p>Xshift</text:p>
          </table:table-cell>
          <table:table-cell office:value-type="string" calcext:value-type="string">
            <text:p>int</text:p>
          </table:table-cell>
          <table:table-cell table:style-name="ce40" office:value-type="string" calcext:value-type="string">
            <text:p><text:span text:style-name="T3">0(*)</text:span></text:p>
            <text:p><text:span text:style-name="T2">88 [11mm]</text:span>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string" calcext:value-type="string">
            <text:p>X座標平移</text:p>
          </table:table-cell>
        </table:table-row>
        <table:table-row table:style-name="ro3" table:number-rows-repeated="104856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Text" table:style-name="ta1">
        <table:table-column table:style-name="co13" table:default-cell-style-name="ce19"/>
        <table:table-column table:style-name="co9" table:default-cell-style-name="ce19"/>
        <table:table-column table:style-name="co14" table:default-cell-style-name="ce19"/>
        <table:table-column table:style-name="co15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8" office:value-type="string" calcext:value-type="string">
            <text:p>程式處理優先順序</text:p>
          </table:table-cell>
        </table:table-row>
        <table:table-row table:style-name="ro22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文字Y軸對其方式:</text:p>
            <text:p><text:span text:style-name="T3">Top (*)</text:span></text:p>
            <text:p>Down</text:p>
            <text:p><text:span text:style-name="T3">Center</text:span></text:p>
          </table:table-cell>
          <table:table-cell table:style-name="ce19" office:value-type="float" office:value="9" calcext:value-type="float">
            <text:p>9</text:p>
          </table:table-cell>
        </table:table-row>
        <table:table-row table:style-name="ro22">
          <table:table-cell office:value-type="string" calcext:value-type="string">
            <text:p>HorizontalContentAlig</text:p>
          </table:table-cell>
          <table:table-cell table:style-name="ce21" office:value-type="string" calcext:value-type="string">
            <text:p>String</text:p>
          </table:table-cell>
          <table:table-cell table:style-name="ce20" office:value-type="string" calcext:value-type="string">
            <text:p><text:span text:style-name="T3">文字Y軸對其方式:</text:span></text:p>
            <text:p><text:span text:style-name="T3">Left (*)</text:span></text:p>
            <text:p><text:span text:style-name="T3">Right</text:span></text:p>
            <text:p><text:span text:style-name="T3">Center</text:span>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ntentSize</text:p>
          </table:table-cell>
          <table:table-cell table:style-name="ce21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19" office:value-type="float" office:value="11" calcext:value-type="float">
            <text:p>11</text:p>
          </table:table-cell>
        </table:table-row>
        <table:table-row table:style-name="ro16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文字粗體:</text:p>
            <text:p>Y</text:p>
            <text:p><text:span text:style-name="T3">N (*)</text:span></text:p>
          </table:table-cell>
          <table:table-cell table:style-name="ce19" office:value-type="float" office:value="12" calcext:value-type="float">
            <text:p>12</text:p>
          </table:table-cell>
        </table:table-row>
        <table:table-row table:style-name="ro20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19" office:value-type="float" office:value="13" calcext:value-type="float">
            <text:p>13</text:p>
          </table:table-cell>
        </table:table-row>
        <table:table-row table:style-name="ro23">
          <table:table-cell table:style-name="ce26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8">相同欄位多筆分隔符號 ~ DisplayMode = Merge 才有效</text:span></text:p>
            <text:p><text:span text:style-name="T2">"," (*) </text:span></text:p>
          </table:table-cell>
          <table:table-cell table:style-name="ce19" office:value-type="float" office:value="14" calcext:value-type="float">
            <text:p>14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1" office:value-type="string" calcext:value-type="string">
            <text:p>int</text:p>
          </table:table-cell>
          <table:table-cell table:style-name="ce20" office:value-type="string" calcext:value-type="string">
            <text:p>順時針旋轉角度</text:p>
            <text:p>0 (*)</text:p>
            <text:p>180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24">
          <table:table-cell table:style-name="ce26" office:value-type="string" calcext:value-type="string">
            <text:p>AutoWrap</text:p>
          </table:table-cell>
          <table:table-cell table:style-name="ce30" office:value-type="string" calcext:value-type="string">
            <text:p>String</text:p>
          </table:table-cell>
          <table:table-cell table:style-name="ce20" office:value-type="string" calcext:value-type="string">
            <text:p><text:span text:style-name="T3">自動換行</text:span></text:p>
            <text:p><text:span text:style-name="T2">"Y"(*) : 換行</text:span></text:p>
            <text:p><text:span text:style-name="T2">"N"     : 資料截斷</text:span></text:p>
          </table:table-cell>
          <table:table-cell table:style-name="ce19" office:value-type="float" office:value="15" calcext:value-type="float">
            <text:p>15</text:p>
          </table:table-cell>
        </table:table-row>
        <table:table-row table:style-name="ro3" table:number-rows-repeated="1048555">
          <table:table-cell table:number-columns-repeated="4"/>
        </table:table-row>
        <table:table-row table:style-name="ro8" table:number-rows-repeated="11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QrCode" table:style-name="ta1">
        <table:table-column table:style-name="co8" table:default-cell-style-name="ce19"/>
        <table:table-column table:style-name="co9" table:default-cell-style-name="ce19"/>
        <table:table-column table:style-name="co16" table:default-cell-style-name="ce19"/>
        <table:table-column table:style-name="co17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19" office:value-type="string" calcext:value-type="string">
            <text:p>程式處理優先順序</text:p>
          </table:table-cell>
        </table:table-row>
        <table:table-row table:style-name="ro25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錯誤糾正率</text:p>
            <text:p>L（7%）</text:p>
            <text:p>M（15%）</text:p>
            <text:p>Q（25%）</text:p>
            <text:p><text:span text:style-name="T3">H（30%） (*)</text:span></text:p>
          </table:table-cell>
          <table:table-cell table:style-name="ce19" office:value-type="float" office:value="9" calcext:value-type="float">
            <text:p>9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1" office:value-type="string" calcext:value-type="string">
            <text:p>int</text:p>
          </table:table-cell>
          <table:table-cell table:style-name="ce20" office:value-type="string" calcext:value-type="string">
            <text:p>順時針旋轉角度</text:p>
            <text:p>0 (*)</text:p>
            <text:p>180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26">
          <table:table-cell table:number-columns-repeated="2"/>
          <table:table-cell table:style-name="ce20"/>
          <table:table-cell/>
        </table:table-row>
        <table:table-row table:style-name="ro3" table:number-rows-repeated="1048569">
          <table:table-cell table:number-columns-repeated="4"/>
        </table:table-row>
        <table:table-row table:style-name="ro8" table:number-rows-repeated="2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BarCode" table:style-name="ta1">
        <table:table-column table:style-name="co8" table:default-cell-style-name="ce19"/>
        <table:table-column table:style-name="co9" table:default-cell-style-name="ce19"/>
        <table:table-column table:style-name="co18" table:default-cell-style-name="ce19"/>
        <table:table-column table:style-name="co19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19" office:value-type="string" calcext:value-type="string">
            <text:p>程式處理優先順序</text:p>
          </table:table-cell>
        </table:table-row>
        <table:table-row table:style-name="ro27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<text:span text:style-name="T3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19" office:value-type="float" office:value="9" calcext:value-type="float">
            <text:p>9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1" office:value-type="string" calcext:value-type="string">
            <text:p>int</text:p>
          </table:table-cell>
          <table:table-cell table:style-name="ce20" office:value-type="string" calcext:value-type="string">
            <text:p>順時針旋轉角度</text:p>
            <text:p>0 (*)</text:p>
            <text:p>180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26">
          <table:table-cell table:number-columns-repeated="2"/>
          <table:table-cell table:style-name="ce20"/>
          <table:table-cell/>
        </table:table-row>
        <table:table-row table:style-name="ro3" table:number-rows-repeated="1048569">
          <table:table-cell table:number-columns-repeated="4"/>
        </table:table-row>
        <table:table-row table:style-name="ro8" table:number-rows-repeated="2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Image" table:style-name="ta1">
        <table:table-column table:style-name="co8" table:default-cell-style-name="ce19"/>
        <table:table-column table:style-name="co9" table:default-cell-style-name="ce19"/>
        <table:table-column table:style-name="co20" table:default-cell-style-name="ce19"/>
        <table:table-column table:style-name="co21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19" office:value-type="string" calcext:value-type="string">
            <text:p>程式處理優先順序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1" office:value-type="string" calcext:value-type="string">
            <text:p>int</text:p>
          </table:table-cell>
          <table:table-cell table:style-name="ce20" office:value-type="string" calcext:value-type="string">
            <text:p>順時針旋轉角度</text:p>
            <text:p>0 (*)</text:p>
            <text:p>180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26">
          <table:table-cell table:number-columns-repeated="2"/>
          <table:table-cell table:style-name="ce20"/>
          <table:table-cell/>
        </table:table-row>
        <table:table-row table:style-name="ro3" table:number-rows-repeated="1048569">
          <table:table-cell table:number-columns-repeated="4"/>
        </table:table-row>
        <table:table-row table:style-name="ro8" table:number-rows-repeated="3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Table(區塊是否需要顯示判斷)" table:style-name="ta1">
        <table:table-column table:style-name="co8" table:default-cell-style-name="ce31"/>
        <table:table-column table:style-name="co9" table:default-cell-style-name="ce31"/>
        <table:table-column table:style-name="co22" table:default-cell-style-name="ce31"/>
        <table:table-column table:style-name="co23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19" office:value-type="string" calcext:value-type="string">
            <text:p>程式處理優先順序</text:p>
          </table:table-cell>
        </table:table-row>
        <table:table-row table:style-name="ro3">
          <table:table-cell table:style-name="ce19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19" office:value-type="string" calcext:value-type="string">
            <text:p>存放所有子元件</text:p>
          </table:table-cell>
          <table:table-cell table:style-name="ce31" office:value-type="float" office:value="8" calcext:value-type="float">
            <text:p>8</text:p>
          </table:table-cell>
        </table:table-row>
        <table:table-row table:style-name="ro3">
          <table:table-cell table:style-name="ce43" office:value-type="string" calcext:value-type="string">
            <text:p>RowSpacing</text:p>
          </table:table-cell>
          <table:table-cell table:style-name="ce43" office:value-type="string" calcext:value-type="string">
            <text:p>double</text:p>
          </table:table-cell>
          <table:table-cell table:style-name="ce43" office:value-type="string" calcext:value-type="string">
            <text:p>每列間距</text:p>
          </table:table-cell>
          <table:table-cell table:style-name="ce43" office:value-type="float" office:value="10" calcext:value-type="float">
            <text:p>10</text:p>
          </table:table-cell>
        </table:table-row>
        <table:table-row table:style-name="ro25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44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5">         非陣列變數判斷條件 : 變數.length&gt;0</text:span></text:p>
            <text:p><text:span text:style-name="T17">         陣列變數判斷條件 : ArrayName.Count&gt;0</text:span></text:p>
          </table:table-cell>
          <table:table-cell table:style-name="ce19" office:value-type="float" office:value="9" calcext:value-type="float">
            <text:p>9</text:p>
          </table:table-cell>
        </table:table-row>
        <table:table-row table:style-name="ro3" table:number-rows-repeated="1048566">
          <table:table-cell table:number-columns-repeated="4"/>
        </table:table-row>
        <table:table-row table:style-name="ro8" table:number-rows-repeated="5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Block(一列)" table:style-name="ta1">
        <table:table-column table:style-name="co24" table:default-cell-style-name="ce28"/>
        <table:table-column table:style-name="co25" table:default-cell-style-name="ce28"/>
        <table:table-column table:style-name="co26" table:default-cell-style-name="ce28"/>
        <table:table-column table:style-name="co27" table:default-cell-style-name="ce28"/>
        <table:table-column table:style-name="co2" table:number-columns-repeated="16380" table:default-cell-style-name="ce28"/>
        <table:table-row table:style-name="ro3">
          <table:table-cell table:style-name="ce31" office:value-type="string" calcext:value-type="string">
            <text:p>元件參數</text:p>
          </table:table-cell>
          <table:table-cell table:style-name="ce31" office:value-type="string" calcext:value-type="string">
            <text:p>參數型態</text:p>
          </table:table-cell>
          <table:table-cell table:style-name="ce31" office:value-type="string" calcext:value-type="string">
            <text:p>參數說明</text:p>
          </table:table-cell>
          <table:table-cell table:style-name="ce19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3">
          <table:table-cell table:style-name="ce19" office:value-type="string" calcext:value-type="string">
            <text:p>ChildElements</text:p>
          </table:table-cell>
          <table:table-cell table:style-name="ce31" office:value-type="string" calcext:value-type="string">
            <text:p>Array</text:p>
          </table:table-cell>
          <table:table-cell table:style-name="ce19" office:value-type="string" calcext:value-type="string">
            <text:p>存放所有子元件</text:p>
          </table:table-cell>
          <table:table-cell table:style-name="ce31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8">
          <table:table-cell table:style-name="ce31" office:value-type="string" calcext:value-type="string">
            <text:p>RootName</text:p>
          </table:table-cell>
          <table:table-cell table:style-name="ce31" office:value-type="string" calcext:value-type="string">
            <text:p>String</text:p>
          </table:table-cell>
          <table:table-cell table:style-name="ce46" office:value-type="string" calcext:value-type="string">
            <text:p><text:span text:style-name="T8">變數根名稱:</text:span></text:p>
            <text:p><text:span text:style-name="T5">    ""                   :  根物件之下變數</text:span></text:p>
            <text:p><text:span text:style-name="T5">    "VarName" :  </text:span></text:p>
          </table:table-cell>
          <table:table-cell table:style-name="ce31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3" table:number-rows-repeated="1048571">
          <table:table-cell table:number-columns-repeated="16384"/>
        </table:table-row>
        <table:table-row table:style-name="ro8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Rows(陣列~迴圈)" table:style-name="ta1">
        <table:table-column table:style-name="co24" table:default-cell-style-name="ce28"/>
        <table:table-column table:style-name="co25" table:default-cell-style-name="ce28"/>
        <table:table-column table:style-name="co28" table:default-cell-style-name="ce28"/>
        <table:table-column table:style-name="co27" table:default-cell-style-name="ce28"/>
        <table:table-column table:style-name="co2" table:number-columns-repeated="16380" table:default-cell-style-name="ce28"/>
        <table:table-row table:style-name="ro3">
          <table:table-cell table:style-name="ce31" office:value-type="string" calcext:value-type="string">
            <text:p>元件參數</text:p>
          </table:table-cell>
          <table:table-cell table:style-name="ce31" office:value-type="string" calcext:value-type="string">
            <text:p>參數型態</text:p>
          </table:table-cell>
          <table:table-cell table:style-name="ce31" office:value-type="string" calcext:value-type="string">
            <text:p>參數說明</text:p>
          </table:table-cell>
          <table:table-cell table:style-name="ce19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3">
          <table:table-cell table:style-name="ce19" office:value-type="string" calcext:value-type="string">
            <text:p>ChildElements</text:p>
          </table:table-cell>
          <table:table-cell table:style-name="ce31" office:value-type="string" calcext:value-type="string">
            <text:p>Array</text:p>
          </table:table-cell>
          <table:table-cell table:style-name="ce19" office:value-type="string" calcext:value-type="string">
            <text:p>存放所有子元件</text:p>
          </table:table-cell>
          <table:table-cell table:style-name="ce31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8">
          <table:table-cell table:style-name="ce31" office:value-type="string" calcext:value-type="string">
            <text:p>RootName</text:p>
          </table:table-cell>
          <table:table-cell table:style-name="ce31" office:value-type="string" calcext:value-type="string">
            <text:p>String</text:p>
          </table:table-cell>
          <table:table-cell table:style-name="ce46" office:value-type="string" calcext:value-type="string">
            <text:p><text:span text:style-name="T8">陣列根名稱:</text:span></text:p>
            <text:p><text:span text:style-name="T5">    ""                       :  上層根物件之下變數</text:span></text:p>
            <text:p><text:span text:style-name="T5">    "ArrayName"  :  </text:span></text:p>
          </table:table-cell>
          <table:table-cell table:style-name="ce31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8">
          <table:table-cell table:style-name="ce31" office:value-type="string" calcext:value-type="string">
            <text:p>DisplayMode</text:p>
          </table:table-cell>
          <table:table-cell table:style-name="ce31"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6">多筆相同欄位顯示模式</text:span></text:p>
            <text:p><text:span text:style-name="T2">"Single"       : 一筆一行</text:span></text:p>
            <text:p><text:span text:style-name="T2">"Merge" (*)  : 多筆一行</text:span></text:p>
          </table:table-cell>
          <table:table-cell table:style-name="ce31" office:value-type="float" office:value="10" calcext:value-type="float">
            <text:p>10</text:p>
          </table:table-cell>
          <table:table-cell table:style-name="Default" table:number-columns-repeated="16380"/>
        </table:table-row>
        <table:table-row table:style-name="ro3" table:number-rows-repeated="1048571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換算公式(pixel)_(mm)" table:style-name="ta1">
        <table:table-column table:style-name="co29" table:default-cell-style-name="ce47"/>
        <table:table-column table:style-name="co2" table:default-cell-style-name="ce47"/>
        <table:table-column table:style-name="co30" table:default-cell-style-name="ce47"/>
        <table:table-column table:style-name="co31" table:default-cell-style-name="ce48"/>
        <table:table-column table:style-name="co32" table:default-cell-style-name="ce50"/>
        <table:table-column table:style-name="co32" table:default-cell-style-name="ce47"/>
        <table:table-column table:style-name="co2" table:default-cell-style-name="ce47"/>
        <table:table-column table:style-name="co33" table:default-cell-style-name="ce47"/>
        <table:table-column table:style-name="co34" table:default-cell-style-name="ce47"/>
        <table:table-column table:style-name="co2" table:number-columns-repeated="16375" table:default-cell-style-name="ce47"/>
        <table:table-row table:style-name="ro20">
          <table:table-cell office:value-type="string" calcext:value-type="string">
            <text:p><text:span text:style-name="T18">像素</text:span><text:span text:style-name="T19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18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18">像素</text:span><text:span text:style-name="T19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49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49" office:value-type="string" calcext:value-type="string">
            <text:p>最小單位測試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3]/[.B3])*25.4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4]/[.B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5]/[.B5])*25.4" office:value-type="float" office:value="0" calcext:value-type="float">
            <text:p>0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6]/[.B6])*25.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7]/[.B7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320" calcext:value-type="float">
            <text:p>32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200" calcext:value-type="float">
            <text:p>20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 table:number-rows-repeated="1048518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3">0000/00/00</text:date>, <text:time style:data-style-name="N2" text:time-value="10:47:58.749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7-03T17:19:56.661000000</dc:date>
    <meta:editing-duration>P7DT2H30M4S</meta:editing-duration>
    <meta:editing-cycles>470</meta:editing-cycles>
    <meta:generator>LibreOffice/24.2.3.2$Windows_x86 LibreOffice_project/433d9c2ded56988e8a90e6b2e771ee4e6a5ab2ba</meta:generator>
    <meta:document-statistic meta:table-count="12" meta:cell-count="471" meta:object-count="0"/>
  </office:meta>
</office:document-meta>
</file>